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da8ce"/>
    </style:style>
    <style:style style:name="P3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4" style:family="paragraph" style:parent-style-name="Standard">
      <style:text-properties officeooo:rsid="001da8ce" officeooo:paragraph-rsid="001da8ce"/>
    </style:style>
    <style:style style:name="P5" style:family="paragraph" style:parent-style-name="Standard">
      <style:text-properties officeooo:rsid="001dfe01" officeooo:paragraph-rsid="001dfe01"/>
    </style:style>
    <style:style style:name="P6" style:family="paragraph" style:parent-style-name="Standard">
      <style:text-properties officeooo:rsid="001f41d2" officeooo:paragraph-rsid="001f41d2"/>
    </style:style>
    <style:style style:name="P7" style:family="paragraph" style:parent-style-name="Text_20_body">
      <style:text-properties officeooo:rsid="001b0494" officeooo:paragraph-rsid="001b0494"/>
    </style:style>
    <style:style style:name="P8" style:family="paragraph" style:parent-style-name="Text_20_body">
      <style:text-properties officeooo:rsid="00294d78" officeooo:paragraph-rsid="00294d78"/>
    </style:style>
    <style:style style:name="P9" style:family="paragraph" style:parent-style-name="Text_20_body">
      <style:text-properties officeooo:rsid="00309e17" officeooo:paragraph-rsid="00309e17"/>
    </style:style>
    <style:style style:name="P10" style:family="paragraph" style:parent-style-name="Text_20_body">
      <style:text-properties officeooo:rsid="003364ba" officeooo:paragraph-rsid="0052e947"/>
    </style:style>
    <style:style style:name="P11" style:family="paragraph" style:parent-style-name="Text_20_body">
      <style:text-properties officeooo:rsid="00314f72" officeooo:paragraph-rsid="00314f72" fo:background-color="#ffff00"/>
    </style:style>
    <style:style style:name="P12" style:family="paragraph" style:parent-style-name="Text_20_body">
      <style:text-properties officeooo:rsid="003310dc" officeooo:paragraph-rsid="003364ba" fo:background-color="#ffff00"/>
    </style:style>
    <style:style style:name="P13" style:family="paragraph" style:parent-style-name="Text_20_body">
      <style:text-properties officeooo:rsid="003562fa" officeooo:paragraph-rsid="0052e947" fo:background-color="#ffff00"/>
    </style:style>
    <style:style style:name="P14" style:family="paragraph" style:parent-style-name="Text_20_body">
      <style:text-properties officeooo:rsid="003ae87c" officeooo:paragraph-rsid="003ae87c" fo:background-color="#ffff00"/>
    </style:style>
    <style:style style:name="P15" style:family="paragraph" style:parent-style-name="Text_20_body">
      <style:text-properties officeooo:rsid="003bff4a" officeooo:paragraph-rsid="003bff4a" fo:background-color="#ffff00"/>
    </style:style>
    <style:style style:name="P16" style:family="paragraph" style:parent-style-name="Text_20_body">
      <style:text-properties officeooo:rsid="003d993f" officeooo:paragraph-rsid="003d993f" fo:background-color="#ffff00"/>
    </style:style>
    <style:style style:name="P17" style:family="paragraph" style:parent-style-name="Text_20_body">
      <style:text-properties officeooo:rsid="00396b4a" officeooo:paragraph-rsid="00396b4a" fo:background-color="#ffff00"/>
    </style:style>
    <style:style style:name="P18" style:family="paragraph" style:parent-style-name="Text_20_body">
      <style:text-properties officeooo:rsid="003ba720" officeooo:paragraph-rsid="003ba720"/>
    </style:style>
    <style:style style:name="P19" style:family="paragraph" style:parent-style-name="Text_20_body">
      <style:text-properties officeooo:rsid="003c321a" officeooo:paragraph-rsid="003c321a"/>
    </style:style>
    <style:style style:name="P20" style:family="paragraph" style:parent-style-name="Text_20_body">
      <style:text-properties officeooo:rsid="00410232" officeooo:paragraph-rsid="00555442"/>
    </style:style>
    <style:style style:name="P21" style:family="paragraph" style:parent-style-name="Text_20_body">
      <style:text-properties officeooo:rsid="00429da1" officeooo:paragraph-rsid="00555442"/>
    </style:style>
    <style:style style:name="P22" style:family="paragraph" style:parent-style-name="Text_20_body">
      <style:text-properties officeooo:rsid="0042d59e" officeooo:paragraph-rsid="0042d59e"/>
    </style:style>
    <style:style style:name="P23" style:family="paragraph" style:parent-style-name="Text_20_body">
      <style:text-properties fo:font-style="normal" officeooo:rsid="002acaf3" officeooo:paragraph-rsid="002df451" fo:background-color="#ffff00" style:font-style-asian="normal" style:font-style-complex="normal"/>
    </style:style>
    <style:style style:name="P24" style:family="paragraph" style:parent-style-name="Text_20_body">
      <style:text-properties fo:font-style="normal" officeooo:rsid="003ba720" officeooo:paragraph-rsid="003ba720" fo:background-color="#ffff00" style:font-style-asian="normal" style:font-style-complex="normal"/>
    </style:style>
    <style:style style:name="P25" style:family="paragraph" style:parent-style-name="Text_20_body">
      <style:text-properties officeooo:rsid="00257275" officeooo:paragraph-rsid="00555442"/>
    </style:style>
    <style:style style:name="P26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27" style:family="paragraph" style:parent-style-name="Table_20_Contents">
      <style:text-properties style:font-name="Courier" officeooo:rsid="0042d173" officeooo:paragraph-rsid="00555442"/>
    </style:style>
    <style:style style:name="P28" style:family="paragraph" style:parent-style-name="Table_20_Contents">
      <style:paragraph-properties fo:text-align="start" style:justify-single-word="false"/>
      <style:text-properties officeooo:rsid="004895e2" officeooo:paragraph-rsid="004895e2"/>
    </style:style>
    <style:style style:name="P29" style:family="paragraph" style:parent-style-name="Table_20_Contents">
      <style:paragraph-properties fo:text-align="start" style:justify-single-word="false"/>
      <style:text-properties officeooo:rsid="004a6fef" officeooo:paragraph-rsid="004a6fef"/>
    </style:style>
    <style:style style:name="P30" style:family="paragraph" style:parent-style-name="Table_20_Contents">
      <style:paragraph-properties fo:text-align="start" style:justify-single-word="false"/>
      <style:text-properties style:font-name="DejaVu Sans Mono" officeooo:rsid="004895e2" officeooo:paragraph-rsid="004895e2"/>
    </style:style>
    <style:style style:name="P31" style:family="paragraph" style:parent-style-name="Table_20_Contents">
      <style:paragraph-properties fo:text-align="start" style:justify-single-word="false"/>
      <style:text-properties style:font-name="DejaVu Sans Mono" officeooo:rsid="004b442a" officeooo:paragraph-rsid="004b442a"/>
    </style:style>
    <style:style style:name="P32" style:family="paragraph" style:parent-style-name="Standard">
      <style:text-properties officeooo:rsid="003310dc" officeooo:paragraph-rsid="005a69d9" fo:background-color="#ffff00"/>
    </style:style>
    <style:style style:name="P33" style:family="paragraph" style:parent-style-name="Text_20_body">
      <style:text-properties officeooo:rsid="00373195" officeooo:paragraph-rsid="0052e947" fo:background-color="#ffff00"/>
    </style:style>
    <style:style style:name="P34" style:family="paragraph" style:parent-style-name="Text_20_body">
      <style:text-properties officeooo:rsid="00373195" officeooo:paragraph-rsid="005a69d9" fo:background-color="#ffff00"/>
    </style:style>
    <style:style style:name="P35" style:family="paragraph" style:parent-style-name="Text_20_body">
      <style:text-properties officeooo:rsid="0042d59e" officeooo:paragraph-rsid="005a69d9"/>
    </style:style>
    <style:style style:name="P36" style:family="paragraph" style:parent-style-name="Heading_20_1">
      <style:text-properties fo:color="#0000cc"/>
    </style:style>
    <style:style style:name="P37" style:family="paragraph" style:parent-style-name="Table_20_Contents">
      <style:paragraph-properties fo:text-align="center" style:justify-single-word="false"/>
      <style:text-properties style:font-name="Courier" officeooo:rsid="0046897e" officeooo:paragraph-rsid="0044afaa"/>
    </style:style>
    <style:style style:name="P38" style:family="paragraph" style:parent-style-name="Table_20_Contents">
      <style:paragraph-properties fo:text-align="center" style:justify-single-word="false"/>
      <style:text-properties style:font-name="Courier" officeooo:rsid="0046897e" officeooo:paragraph-rsid="005a69d9"/>
    </style:style>
    <style:style style:name="P39" style:family="paragraph" style:parent-style-name="Table_20_Contents">
      <style:paragraph-properties fo:text-align="center" style:justify-single-word="false"/>
      <style:text-properties style:font-name="Courier" officeooo:rsid="004895e2"/>
    </style:style>
    <style:style style:name="P40" style:family="paragraph" style:parent-style-name="Table_20_Contents">
      <style:paragraph-properties fo:text-align="center" style:justify-single-word="false"/>
      <style:text-properties style:font-name="Courier" officeooo:rsid="004895e2" officeooo:paragraph-rsid="005a69d9"/>
    </style:style>
    <style:style style:name="P41" style:family="paragraph" style:parent-style-name="Table_20_Contents">
      <style:paragraph-properties fo:text-align="start" style:justify-single-word="false"/>
      <style:text-properties officeooo:rsid="004895e2" officeooo:paragraph-rsid="005a69d9"/>
    </style:style>
    <style:style style:name="P42" style:family="paragraph" style:parent-style-name="Table_20_Contents">
      <style:paragraph-properties fo:text-align="start" style:justify-single-word="false"/>
      <style:text-properties style:font-name="DejaVu Sans Mono" officeooo:rsid="004895e2" officeooo:paragraph-rsid="005a69d9"/>
    </style:style>
    <style:style style:name="P43" style:family="paragraph" style:parent-style-name="Table_20_Contents">
      <style:paragraph-properties fo:text-align="start" style:justify-single-word="false"/>
      <style:text-properties style:font-name="DejaVu Sans Mono" officeooo:rsid="004b442a" officeooo:paragraph-rsid="005a69d9"/>
    </style:style>
    <style:style style:name="P44" style:family="paragraph" style:parent-style-name="Table_20_Contents">
      <style:paragraph-properties fo:text-align="start" style:justify-single-word="false"/>
      <style:text-properties officeooo:rsid="004a6fef" officeooo:paragraph-rsid="005a69d9"/>
    </style:style>
    <style:style style:name="P45" style:family="paragraph" style:parent-style-name="Heading_20_2">
      <style:text-properties officeooo:paragraph-rsid="0052e947"/>
    </style:style>
    <style:style style:name="P46" style:family="paragraph" style:parent-style-name="Heading_20_3">
      <style:text-properties officeooo:paragraph-rsid="00555442"/>
    </style:style>
    <style:style style:name="P47" style:family="paragraph" style:parent-style-name="Heading_20_3">
      <style:text-properties officeooo:rsid="00257275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caf3" style:font-style-asian="normal" style:font-style-complex="normal"/>
    </style:style>
    <style:style style:name="T8" style:family="text">
      <style:text-properties officeooo:rsid="0038dc6a"/>
    </style:style>
    <style:style style:name="T9" style:family="text">
      <style:text-properties officeooo:rsid="003d993f"/>
    </style:style>
    <style:style style:name="T10" style:family="text">
      <style:text-properties officeooo:rsid="0044960e"/>
    </style:style>
    <style:style style:name="T11" style:family="text">
      <style:text-properties fo:font-weight="bold" officeooo:rsid="0044960e" style:font-weight-asian="bold" style:font-weight-complex="bold"/>
    </style:style>
    <style:style style:name="T12" style:family="text">
      <style:text-properties officeooo:rsid="004a6fef"/>
    </style:style>
    <style:style style:name="T13" style:family="text">
      <style:text-properties officeooo:rsid="005038a6"/>
    </style:style>
    <style:style style:name="T14" style:family="text">
      <style:text-properties officeooo:rsid="00515166"/>
    </style:style>
    <style:style style:name="T15" style:family="text">
      <style:text-properties officeooo:rsid="005345d7"/>
    </style:style>
    <style:style style:name="T16" style:family="text">
      <style:text-properties officeooo:rsid="0053e20d"/>
    </style:style>
    <style:style style:name="T17" style:family="text">
      <style:text-properties officeooo:rsid="0054fcc0"/>
    </style:style>
    <style:style style:name="T18" style:family="text">
      <style:text-properties officeooo:rsid="0058d3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3">1</text:span>: <text:span text:style-name="T3">Data Abstraction: The Walls</text:span></text:p>
      <text:h text:style-name="P36" text:outline-level="1">Vocabulary</text:h>
      <text:p text:style-name="P7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2">Abstract base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data type (ADT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ion, data abstr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lgorith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ttribu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g AD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havi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he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mplete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upl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ata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memb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structu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capsul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d us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, member function (method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 prototype/<text:span text:style-name="T4">declaration/head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Generic ty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mplement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formation hid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inimal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ule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Object-oriented analys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bject-oriented desig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peration contrac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lymorphis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st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e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obu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Unified Modeling Language (UML)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7"/>
      <text:h text:style-name="Heading_20_1" text:outline-level="1">Concepts</text:h>
      <text:h text:style-name="Heading_20_2" text:outline-level="2">Encapsulation, <text:span text:style-name="T13">Page 3</text:span></text:h>
      <text:p text:style-name="P17">What is encapsulation and why is it good to use encapsulation in your design?</text:p>
      <text:h text:style-name="P45" text:outline-level="2">Cohesion, <text:span text:style-name="T14">Page 4</text:span></text:h>
      <text:p text:style-name="P10">Cohesion refers to what a module handles. If a module handles lots of different types of functionality, it would have low cohesion.</text:p>
      <text:p text:style-name="P13">A module that is highly cohesive is:</text:p>
      <text:p text:style-name="P33">Is it more desirable to design high or low cohesion modules?</text:p>
      <text:p text:style-name="P32"/>
      <text:p text:style-name="P35"><text:span text:style-name="T11">Example: </text:span>For the following modules, label whether each one <text:span text:style-name="T18">has</text:span> high <text:span text:style-name="T18">cohesion</text:span> or <text:span text:style-name="T18">low cohesion</text:span>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WordWriter</text:p>
          </table:table-cell>
          <table:table-cell table:style-name="Table3.B1" office:value-type="string">
            <text:p text:style-name="P40">SpellChecker</text:p>
          </table:table-cell>
        </table:table-row>
        <table:table-row>
          <table:table-cell table:style-name="Table3.A2" office:value-type="string">
            <text:p text:style-name="P41">Functions:</text:p>
            <text:p text:style-name="P42">SaveDocument, LoadDocument, NewDocument, SetHeader, AddText, UndoText, <text:span text:style-name="T12">SetAlignment, AddFormula</text:span></text:p>
          </table:table-cell>
          <table:table-cell table:style-name="Table3.B2" office:value-type="string">
            <text:p text:style-name="P44">Functions:</text:p>
            <text:p text:style-name="P43">SetLanguage, GetLanguage, GetSpellingSuggestions, HighlightProblemWords</text:p>
          </table:table-cell>
        </table:table-row>
        <table:table-row>
          <table:table-cell table:style-name="Table3.A2" office:value-type="string">
            <text:p text:style-name="P41"/>
          </table:table-cell>
          <table:table-cell table:style-name="Table3.B2" office:value-type="string">
            <text:p text:style-name="P44"/>
          </table:table-cell>
        </table:table-row>
      </table:table>
      <text:p text:style-name="P34"/>
      <text:h text:style-name="Heading_20_2" text:outline-level="2"><text:soft-page-break/>Coupling, <text:span text:style-name="T13">Page 5</text:span></text:h>
      <text:p text:style-name="P9">Coupling refers to the relationship among different modules in a codebase.</text:p>
      <text:p text:style-name="P11">Loosely coupled:</text:p>
      <text:p text:style-name="P11">Highly coupled:</text:p>
      <text:p text:style-name="P12">Which is more desirable, <text:span text:style-name="T8">and why</text:span>?</text:p>
      <text:h text:style-name="Heading_20_2" text:outline-level="2">Operation contracts, <text:span text:style-name="T15">Page 6</text:span></text:h>
      <text:h text:style-name="P46" text:outline-level="3">Function conditions</text:h>
      <text:p text:style-name="P20">When designing functions that other programmers may use, it is important to assert your expectations: What is the state of the program <text:span text:style-name="T5">before</text:span><text:span text:style-name="T6"> the function is run (precondition), and </text:span><text:span text:style-name="T5">after</text:span><text:span text:style-name="T6"> the function is run (postcondition).</text:span></text:p>
      <text:p text:style-name="P21"><text:span text:style-name="T11">Example:</text:span><text:span text:style-name="T10"> W</text:span>rite out an example Precondition and Postcondition for sorting an arra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// Precondition:</text:p>
            <text:p text:style-name="P27">// Postcondition:</text:p>
            <text:p text:style-name="P27">void Sort( int arr[], int size );</text:p>
          </table:table-cell>
        </table:table-row>
      </table:table>
      <text:p text:style-name="P25"/>
      <text:h text:style-name="Heading_20_2" text:outline-level="2">Unusual conditions, <text:span text:style-name="T15">Page 8</text:span></text:h>
      <text:p text:style-name="P8">When writing reusable code that could be used by many programmers across many codebases, it is important to deal with errors and <text:span text:style-name="T5">unusual conditions</text:span><text:span text:style-name="T6"> properly. </text:span><text:span text:style-name="T7">Some ways that you can deal with unusual conditions are:</text:span></text:p>
      <text:p text:style-name="P23">1.</text:p>
      <text:p text:style-name="P23">2.</text:p>
      <text:p text:style-name="P23">3.</text:p>
      <text:p text:style-name="P23">4.</text:p>
      <text:p text:style-name="P23">5.</text:p>
      <text:h text:style-name="Heading_20_2" text:outline-level="2">Abstraction, <text:span text:style-name="T16">Page 9</text:span></text:h>
      <text:p text:style-name="P14">What is abstraction and how does it factor into designing code?</text:p>
      <text:h text:style-name="Heading_20_2" text:outline-level="2"><text:soft-page-break/>Information hiding, <text:span text:style-name="T16">Page 10</text:span></text:h>
      <text:p text:style-name="P18">When writing modules, you may want to hide the inner-workings of <text:span text:style-name="T5">how</text:span><text:span text:style-name="T6"> the code operates. These might be the member variables of a class, for instance.</text:span></text:p>
      <text:p text:style-name="P24">Why is information hiding considered good design?</text:p>
      <text:p text:style-name="P24">What can information hiding protect against?</text:p>
      <text:h text:style-name="Heading_20_2" text:outline-level="2">Interfaces, <text:span text:style-name="T16">Page 12</text:span></text:h>
      <text:p text:style-name="P15">A minimal interface is:</text:p>
      <text:p text:style-name="P15">A complete interface is:</text:p>
      <text:h text:style-name="Heading_20_2" text:outline-level="2">Design, <text:span text:style-name="T17">Page 12</text:span></text:h>
      <text:h text:style-name="Heading_20_3" text:outline-level="3">UML</text:h>
      <text:p text:style-name="P19">When creating documentation or discussing design with other developers, it can be useful to use UML diagrams to get your point across. <text:span text:style-name="T9">In a UML diagram, how do you represent each of the following? (Look online for specifics)</text:span></text:p>
      <text:p text:style-name="P16">Public variable/function:</text:p>
      <text:p text:style-name="P16">Private variable/function:</text:p>
      <text:p text:style-name="P16">Protected variable/function:</text:p>
      <text:h text:style-name="P4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1: Data Abstraction: The Walls</text:span></text:p>
      </style:header>
      <style:footer>
        <text:p text:style-name="MP1"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2M38S</meta:editing-duration>
    <meta:editing-cycles>63</meta:editing-cycles>
    <meta:generator>LibreOffice/5.1.6.2$Linux_X86_64 LibreOffice_project/10m0$Build-2</meta:generator>
    <dc:title>paged dated</dc:title>
    <dc:date>2018-01-25T16:06:18.025476452</dc:date>
    <meta:document-statistic meta:table-count="3" meta:image-count="0" meta:object-count="0" meta:page-count="4" meta:paragraph-count="88" meta:word-count="436" meta:character-count="2924" meta:non-whitespace-character-count="2575"/>
    <meta:template xlink:type="simple" xlink:actuate="onRequest" xlink:title="paged dated" xlink:href="../../../../../../.config/libreoffice/4/user/template/paged%20dated.ott" meta:date="2017-12-05T14:31:52.391181792"/>
  </office:meta>
</office:document-meta>
</file>